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Arial" svg:font-family="Arial" style:font-family-generic="roman" style:font-pitch="variable"/>
    <style:font-face style:name="Bitstream Charter" svg:font-family="'Bitstream Charter'" style:font-family-generic="roman" style:font-pitch="variable"/>
    <style:font-face style:name="Calibri" svg:font-family="Calibri"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Menlo Regular" svg:font-family="'Menlo Regular'"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office:font-face-decls>
  <office:automatic-styles>
    <style:style style:name="P1" style:family="paragraph" style:parent-style-name="Standard">
      <style:paragraph-properties fo:margin-top="0cm" fo:margin-bottom="0.423cm" loext:contextual-spacing="false" fo:text-align="justify" style:justify-single-word="false" fo:orphans="0" fo:widows="0">
        <style:tab-stops>
          <style:tab-stop style:position="10.001cm"/>
        </style:tab-stops>
      </style:paragraph-properties>
      <style:text-properties style:font-name="Bitstream Charter"/>
    </style:style>
    <style:style style:name="P2" style:family="paragraph" style:parent-style-name="Header">
      <style:text-properties style:font-name="Bitstream Charter"/>
    </style:style>
    <style:style style:name="P3" style:family="paragraph" style:parent-style-name="Footer">
      <style:paragraph-properties fo:margin-left="0cm" fo:margin-right="0.635cm" fo:text-indent="0cm" style:auto-text-indent="false"/>
    </style:style>
    <style:style style:name="P4" style:family="paragraph" style:parent-style-name="Footer">
      <style:paragraph-properties fo:padding="0cm" fo:border="none"/>
    </style:style>
    <style:style style:name="P5" style:family="paragraph" style:parent-style-name="Standard">
      <style:paragraph-properties fo:line-height="120%" fo:text-align="justify" style:justify-single-word="false"/>
      <style:text-properties style:font-name="Georgia" officeooo:paragraph-rsid="001e084b"/>
    </style:style>
    <style:style style:name="P6" style:family="paragraph" style:parent-style-name="Standard">
      <style:paragraph-properties fo:line-height="120%" fo:text-align="justify" style:justify-single-word="false"/>
      <style:text-properties style:font-name="Georgia" officeooo:paragraph-rsid="002b88e2"/>
    </style:style>
    <style:style style:name="P7" style:family="paragraph" style:parent-style-name="Standard">
      <style:paragraph-properties fo:line-height="120%" fo:text-align="justify" style:justify-single-word="false"/>
      <style:text-properties style:font-name="Georgia" officeooo:rsid="001e53c9" officeooo:paragraph-rsid="001e53c9"/>
    </style:style>
    <style:style style:name="P8" style:family="paragraph" style:parent-style-name="Standard">
      <style:paragraph-properties fo:line-height="120%" fo:text-align="justify" style:justify-single-word="false"/>
      <style:text-properties style:font-name="Georgia" officeooo:rsid="001e66dd" officeooo:paragraph-rsid="001e66dd"/>
    </style:style>
    <style:style style:name="P9" style:family="paragraph" style:parent-style-name="Standard">
      <style:paragraph-properties fo:line-height="120%" fo:text-align="justify" style:justify-single-word="false"/>
      <style:text-properties style:font-name="Georgia" officeooo:rsid="00245991" officeooo:paragraph-rsid="00245991"/>
    </style:style>
    <style:style style:name="P10" style:family="paragraph" style:parent-style-name="Standard">
      <style:paragraph-properties fo:line-height="120%" fo:text-align="justify" style:justify-single-word="false"/>
      <style:text-properties style:font-name="Georgia" fo:font-size="12.1999998092651pt" officeooo:rsid="00271e23" officeooo:paragraph-rsid="00271e23" style:font-size-asian="12.1999998092651pt" style:font-size-complex="12.1999998092651pt"/>
    </style:style>
    <style:style style:name="P11" style:family="paragraph" style:parent-style-name="Standard">
      <style:paragraph-properties fo:line-height="120%" fo:text-align="start" style:justify-single-word="false"/>
      <style:text-properties style:font-name="FreeMono" fo:font-size="12.1999998092651pt" officeooo:rsid="00245991" officeooo:paragraph-rsid="00271e23" style:font-size-asian="12.1999998092651pt" style:font-size-complex="12.1999998092651pt"/>
    </style:style>
    <style:style style:name="P12" style:family="paragraph" style:parent-style-name="Standard">
      <style:paragraph-properties fo:line-height="120%" fo:text-align="justify" style:justify-single-word="false"/>
      <style:text-properties style:font-name="FreeMono" fo:font-size="12.1999998092651pt" officeooo:rsid="0025d810" officeooo:paragraph-rsid="00271e23" style:font-size-asian="12.1999998092651pt" style:font-size-complex="12.1999998092651pt"/>
    </style:style>
    <style:style style:name="P13" style:family="paragraph" style:parent-style-name="Standard">
      <style:paragraph-properties fo:line-height="120%" fo:text-align="justify" style:justify-single-word="false"/>
      <style:text-properties style:font-name="FreeMono" fo:font-size="12.1999998092651pt" officeooo:rsid="0025d810" officeooo:paragraph-rsid="002af86b" style:font-size-asian="12.1999998092651pt" style:font-size-complex="12.1999998092651pt"/>
    </style:style>
    <style:style style:name="P14" style:family="paragraph" style:parent-style-name="Standard">
      <style:paragraph-properties fo:line-height="120%" fo:text-align="justify" style:justify-single-word="false"/>
      <style:text-properties style:font-name="FreeMono" officeooo:rsid="0025d810" officeooo:paragraph-rsid="00271e23"/>
    </style:style>
    <style:style style:name="P15" style:family="paragraph" style:parent-style-name="Heading_20_1">
      <style:text-properties style:font-name="Georgia" officeooo:rsid="001e084b" officeooo:paragraph-rsid="001e084b"/>
    </style:style>
    <style:style style:name="P16" style:family="paragraph" style:parent-style-name="Heading_20_1">
      <style:text-properties style:font-name="Georgia" officeooo:rsid="001e084b" officeooo:paragraph-rsid="001e66dd"/>
    </style:style>
    <style:style style:name="P17" style:family="paragraph" style:parent-style-name="Heading_20_1">
      <style:text-properties style:font-name="Georgia" officeooo:rsid="001e084b" officeooo:paragraph-rsid="00245991"/>
    </style:style>
    <style:style style:name="P18" style:family="paragraph" style:parent-style-name="Heading_20_1">
      <style:text-properties style:font-name="Georgia" officeooo:rsid="001e084b" officeooo:paragraph-rsid="002b88e2"/>
    </style:style>
    <style:style style:name="P19" style:family="paragraph" style:parent-style-name="Standard" style:list-style-name="L1">
      <style:text-properties style:font-name="Georgia" fo:font-weight="normal" officeooo:rsid="001e084b" officeooo:paragraph-rsid="001e084b" style:font-weight-asian="normal" style:font-weight-complex="normal"/>
    </style:style>
    <style:style style:name="P20" style:family="paragraph" style:parent-style-name="Standard" style:list-style-name="L1">
      <style:text-properties style:font-name="Georgia" fo:font-weight="normal" officeooo:paragraph-rsid="002feecb" style:font-weight-asian="normal" style:font-weight-complex="normal"/>
    </style:style>
    <style:style style:name="P21" style:family="paragraph" style:parent-style-name="Standard" style:list-style-name="L1">
      <style:text-properties style:font-name="Georgia" officeooo:paragraph-rsid="001e084b"/>
    </style:style>
    <style:style style:name="P22" style:family="paragraph" style:parent-style-name="Standard" style:list-style-name="L1">
      <style:text-properties style:font-name="Georgia" officeooo:rsid="0022c537" officeooo:paragraph-rsid="0022c537"/>
    </style:style>
    <style:style style:name="P23" style:family="paragraph" style:parent-style-name="Standard" style:list-style-name="L1">
      <style:text-properties style:font-name="Georgia" officeooo:rsid="00274969" officeooo:paragraph-rsid="00274969"/>
    </style:style>
    <style:style style:name="P24" style:family="paragraph" style:parent-style-name="Standard">
      <style:paragraph-properties fo:line-height="120%" fo:text-align="justify" style:justify-single-word="false"/>
      <style:text-properties style:font-name="Georgia" officeooo:rsid="001e084b" officeooo:paragraph-rsid="002b88e2"/>
    </style:style>
    <style:style style:name="P25" style:family="paragraph" style:parent-style-name="Standard">
      <style:paragraph-properties fo:line-height="120%" fo:text-align="justify" style:justify-single-word="false"/>
      <style:text-properties style:font-name="Georgia" officeooo:paragraph-rsid="002f5892"/>
    </style:style>
    <style:style style:name="P26" style:family="paragraph" style:parent-style-name="Standard">
      <style:paragraph-properties fo:line-height="120%" fo:text-align="justify" style:justify-single-word="false"/>
      <style:text-properties style:font-name="Georgia" officeooo:paragraph-rsid="0031c5d1"/>
    </style:style>
    <style:style style:name="P27" style:family="paragraph" style:parent-style-name="Standard" style:list-style-name="L1">
      <style:text-properties style:font-name="Georgia" officeooo:rsid="002feecb" officeooo:paragraph-rsid="002feecb"/>
    </style:style>
    <style:style style:name="P28" style:family="paragraph" style:parent-style-name="Heading_20_2" style:list-style-name="L1">
      <style:text-properties style:font-name="Georgia" officeooo:paragraph-rsid="001e084b"/>
    </style:style>
    <style:style style:name="P29" style:family="paragraph" style:parent-style-name="Heading_20_2" style:list-style-name="L1">
      <style:text-properties style:font-name="Georgia" fo:font-weight="normal" officeooo:paragraph-rsid="001e084b" style:font-weight-asian="normal" style:font-weight-complex="normal"/>
    </style:style>
    <style:style style:name="P30" style:family="paragraph" style:parent-style-name="Heading_20_2" style:list-style-name="L1">
      <style:text-properties style:font-name="Georgia" fo:font-weight="normal" officeooo:rsid="001e084b" officeooo:paragraph-rsid="001e084b" style:font-weight-asian="normal" style:font-weight-complex="normal"/>
    </style:style>
    <style:style style:name="P31" style:family="paragraph" style:parent-style-name="Heading_20_2" style:list-style-name="L1">
      <style:text-properties style:font-name="Georgia" fo:font-weight="normal" officeooo:rsid="001e084b" officeooo:paragraph-rsid="001e53c9" style:font-weight-asian="normal" style:font-weight-complex="normal"/>
    </style:style>
    <style:style style:name="P32" style:family="paragraph" style:parent-style-name="Title" style:master-page-name="Standard">
      <style:paragraph-properties fo:text-align="center" style:justify-single-word="false" style:page-number="auto"/>
      <style:text-properties style:font-name="Georgia" officeooo:rsid="001e084b" officeooo:paragraph-rsid="001e084b"/>
    </style:style>
    <style:style style:name="T1" style:family="text">
      <style:text-properties style:font-name="Georgia" fo:font-size="8pt" style:font-size-asian="8pt" style:font-name-complex="Times1" style:font-size-complex="8pt"/>
    </style:style>
    <style:style style:name="T2" style:family="text">
      <style:text-properties style:font-name="Georgia" fo:font-size="8pt" officeooo:rsid="001c6949" style:font-size-asian="8pt" style:font-name-complex="Times1" style:font-size-complex="8pt"/>
    </style:style>
    <style:style style:name="T3" style:family="text">
      <style:text-properties style:font-name="Georgia" fo:font-size="8pt" officeooo:rsid="001b775a" style:font-size-asian="8pt" style:font-name-complex="Times1" style:font-size-complex="8pt"/>
    </style:style>
    <style:style style:name="T4" style:family="text">
      <style:text-properties style:font-name="Georgia" fo:font-size="8pt" officeooo:rsid="002f5892" style:font-size-asian="8pt" style:font-name-complex="Times1" style:font-size-complex="8pt"/>
    </style:style>
    <style:style style:name="T5" style:family="text">
      <style:text-properties fo:font-size="8pt" officeooo:rsid="001b775a" style:font-size-asian="8pt" style:font-name-complex="Times1" style:font-size-complex="8pt"/>
    </style:style>
    <style:style style:name="T6" style:family="text">
      <style:text-properties fo:font-weight="bold" style:font-weight-asian="bold" style:font-weight-complex="bold"/>
    </style:style>
    <style:style style:name="T7" style:family="text">
      <style:text-properties fo:font-weight="bold" officeooo:rsid="001e084b" style:font-weight-asian="bold" style:font-weight-complex="bold"/>
    </style:style>
    <style:style style:name="T8" style:family="text">
      <style:text-properties fo:font-weight="bold" officeooo:rsid="0023f11e"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1e084b" style:font-style-asian="italic" style:font-style-complex="italic"/>
    </style:style>
    <style:style style:name="T11" style:family="text">
      <style:text-properties fo:font-style="italic" officeooo:rsid="00245991" style:font-style-asian="italic" style:font-style-complex="italic"/>
    </style:style>
    <style:style style:name="T12" style:family="text">
      <style:text-properties fo:font-style="italic" officeooo:rsid="0025d810" style:font-style-asian="italic" style:font-style-complex="italic"/>
    </style:style>
    <style:style style:name="T13" style:family="text">
      <style:text-properties fo:font-style="italic" officeooo:rsid="0031c5d1"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officeooo:rsid="001e084b"/>
    </style:style>
    <style:style style:name="T16" style:family="text">
      <style:text-properties officeooo:rsid="001e53c9"/>
    </style:style>
    <style:style style:name="T17" style:family="text">
      <style:text-properties fo:font-weight="normal" style:font-weight-asian="normal" style:font-weight-complex="normal"/>
    </style:style>
    <style:style style:name="T18" style:family="text">
      <style:text-properties officeooo:rsid="001e66dd"/>
    </style:style>
    <style:style style:name="T19" style:family="text">
      <style:text-properties officeooo:rsid="0021411a"/>
    </style:style>
    <style:style style:name="T20" style:family="text">
      <style:text-properties officeooo:rsid="00245991"/>
    </style:style>
    <style:style style:name="T21" style:family="text">
      <style:text-properties officeooo:rsid="0025d810"/>
    </style:style>
    <style:style style:name="T22" style:family="text">
      <style:text-properties officeooo:rsid="002af86b"/>
    </style:style>
    <style:style style:name="T23" style:family="text">
      <style:text-properties fo:font-size="12.1999998092651pt" style:font-size-asian="12.1999998092651pt" style:font-size-complex="12.1999998092651pt"/>
    </style:style>
    <style:style style:name="T24" style:family="text">
      <style:text-properties fo:font-size="12.1999998092651pt" officeooo:rsid="00271e23" style:font-size-asian="12.1999998092651pt" style:font-size-complex="12.1999998092651pt"/>
    </style:style>
    <style:style style:name="T25" style:family="text">
      <style:text-properties fo:font-size="12.1999998092651pt" fo:font-style="italic" style:font-size-asian="12.1999998092651pt" style:font-style-asian="italic" style:font-size-complex="12.1999998092651pt" style:font-style-complex="italic"/>
    </style:style>
    <style:style style:name="T26" style:family="text">
      <style:text-properties officeooo:rsid="002b88e2"/>
    </style:style>
    <style:style style:name="T27" style:family="text">
      <style:text-properties officeooo:rsid="002ce64d"/>
    </style:style>
    <style:style style:name="T28" style:family="text">
      <style:text-properties officeooo:rsid="002feecb"/>
    </style:style>
    <style:style style:name="T29" style:family="text">
      <style:text-properties officeooo:rsid="0031c5d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Mini-Projet : <text:span text:style-name="T18">site commercial</text:span></text:p>
      <text:h text:style-name="P15" text:outline-level="1">Objectifs du projet :</text:h>
      <text:list xml:id="list4567985850013858172" text:style-name="L1">
        <text:list-item>
          <text:list>
            <text:list-item>
              <text:h text:style-name="P28" text:outline-level="2">Mettre en pratique <text:span text:style-name="T15">les notions développées en cours et en TP :</text:span></text:h>
              <text:list>
                <text:list-item>
                  <text:h text:style-name="P29" text:outline-level="2"><text:span text:style-name="T15">O</text:span>rganisation <text:span text:style-name="T6">MVC</text:span> <text:span text:style-name="T15">(ou PAC) : présenter le graphe des </text:span><text:span text:style-name="T10">include</text:span></text:h>
                </text:list-item>
                <text:list-item>
                  <text:h text:style-name="P30" text:outline-level="2">Programmation orientée <text:span text:style-name="T6">objet </text:span>: <text:span text:style-name="T16">présenter le graphe des classes (utilisation et héritage)</text:span></text:h>
                </text:list-item>
                <text:list-item>
                  <text:h text:style-name="P30" text:outline-level="2"><text:span text:style-name="T6">Code</text:span> propre et lisible (cf. lien dans Chamilo)</text:h>
                </text:list-item>
                <text:list-item>
                  <text:h text:style-name="P31" text:outline-level="2">Utilisation d’une <text:span text:style-name="T6">base de données</text:span></text:h>
                </text:list-item>
                <text:list-item>
                  <text:h text:style-name="P31" text:outline-level="2"><text:span text:style-name="T6">Sessions</text:span> <text:span text:style-name="T20">(</text:span>ou <text:span text:style-name="T27">à minima </text:span>Cookies<text:span text:style-name="T20">)</text:span></text:h>
                </text:list-item>
                <text:list-item>
                  <text:h text:style-name="P30" text:outline-level="2">Mais aussi (en bonus) :</text:h>
                  <text:list>
                    <text:list-item>
                      <text:p text:style-name="P19"><text:span text:style-name="T28">S</text:span>urcharge <text:span text:style-name="T9">toString</text:span><text:span text:style-name="T11">()</text:span></text:p>
                    </text:list-item>
                    <text:list-item>
                      <text:p text:style-name="P20"><text:span text:style-name="T28">S</text:span>urcharge <text:span text:style-name="T9">()</text:span></text:p>
                    </text:list-item>
                    <text:list-item>
                      <text:p text:style-name="P21"><text:span text:style-name="T14">Heredoc </text:span><text:span text:style-name="T17">ou </text:span><text:span text:style-name="T14">No</text:span><text:span text:style-name="T9">wdoc</text:span></text:p>
                    </text:list-item>
                    <text:list-item>
                      <text:p text:style-name="P21">Héritage</text:p>
                    </text:list-item>
                    <text:list-item>
                      <text:p text:style-name="P21">Sérialisation</text:p>
                    </text:list-item>
                    <text:list-item>
                      <text:p text:style-name="P21">Requêtes préparées</text:p>
                    </text:list-item>
                    <text:list-item>
                      <text:p text:style-name="P21">Sécurité (contrôle des entrées, etc.)</text:p>
                    </text:list-item>
                    <text:list-item>
                      <text:p text:style-name="P22">Passage de paramètre par référence</text:p>
                    </text:list-item>
                    <text:list-item>
                      <text:p text:style-name="P23"><text:span text:style-name="T9">index.php </text:span>redirige vers le contrôleur par défaut</text:p>
                    </text:list-item>
                    <text:list-item>
                      <text:p text:style-name="P27">Performances</text:p>
                    </text:list-item>
                    <text:list-item>
                      <text:p text:style-name="P21"><text:span text:style-name="T9">DOM </text:span>(???)</text:p>
                    </text:list-item>
                    <text:list-item>
                      <text:p text:style-name="P21">…</text:p>
                    </text:list-item>
                  </text:list>
                </text:list-item>
              </text:list>
            </text:list-item>
          </text:list>
        </text:list-item>
      </text:list>
      <text:h text:style-name="P16" text:outline-level="1"><text:span text:style-name="T18">Organisation</text:span> :</text:h>
      <text:p text:style-name="P5"><text:span text:style-name="T15"><text:tab/>Si vous n’avez pas proposé de sujet (validé par l’enseignant), vous devez faire un </text:span><text:span text:style-name="T7">site commercial </text:span><text:span text:style-name="T15">(des listes de produits classés par catégories, qu’on peut afficher par pages en nombre limité, et mettre dans un panier). Le travail s’effectue par binôme.</text:span></text:p>
      <text:p text:style-name="P5"/>
      <text:p text:style-name="P5"><text:tab/><text:span text:style-name="T15">La note se fera essentiellement sur le code et les fonctions produits. </text:span><text:span text:style-name="T7">Vous devez faire du beau code, pas un beau site, </text:span><text:span text:style-name="T8">mettez en valeur votre savoir-faire de développeur</text:span><text:span text:style-name="T15"> (ne perdez pas de temps dans la présentation du site !)</text:span></text:p>
      <text:p text:style-name="P5"/>
      <text:p text:style-name="P25"><text:tab/><text:span text:style-name="T16">Vous devrez faire une démonstration à la dernière des quatre séances, et présenter une première version de la fiche de rendu. À la fin des deux semaines (15 avril 23:59), vous devrez également envoyer un mail à l’enseignant contenant la fiche de rendu dûment remplie. </text:span></text:p>
      <text:p text:style-name="P7"/>
      <text:p text:style-name="P8">Note : tous les étudiants doivent participer au développement, c’est essentiel pour préparer l’examen final <text:span text:style-name="T19">(et votre vie professionnelle)</text:span> !</text:p>
      <text:h text:style-name="P17" text:outline-level="1"><text:soft-page-break/><text:span text:style-name="T20">Technique </text:span>:</text:h>
      <text:p text:style-name="P26"><text:span text:style-name="T15"><text:tab/>Vous allez choisir le compte d’un des membres du binôme qui hébergera le site développé. Vous n’utiliserez plus le script </text:span><text:span text:style-name="T10">setup_public_html </text:span><text:span text:style-name="T15">comme dans les TPs précédents, mais les droits associés à un groupe propre à votre binôme (créé par l’enseignant). La commande est </text:span><text:span text:style-name="T10">setup-public-group </text:span><text:span text:style-name="T15">(entrez « </text:span><text:span text:style-name="T10">setup-public-group -h</text:span><text:span text:style-name="T13">elp</text:span><text:span text:style-name="T10"> </text:span><text:span text:style-name="T13">» </text:span><text:span text:style-name="T15">pour en avoir le mode d’emploi). Attention cela donne tous les droits sur votre répertoire </text:span><text:span text:style-name="T13">public_html </text:span><text:span text:style-name="T15">à votre enseignant (et à votre binôme), n’y mettez pas de données personnelles.</text:span></text:p>
      <text:h text:style-name="P18" text:outline-level="1"><text:span text:style-name="T29">Conseils </text:span>:</text:h>
      <text:p text:style-name="P24"><text:tab/>N’essayez pas de faire un site parfait du premier coup. Commencez petit et faites grossir. Ce n’est pas forcément grave si vous terminez avec un site incomplet, tant que certaines fonctions marchent.</text:p>
      <text:p text:style-name="P6"><text:tab/><text:span text:style-name="T26">Bien sûr inspirez-vous des TPs précédents, reprenez certains passages de code, e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Arial" svg:font-family="Arial" style:font-family-generic="roman" style:font-pitch="variable"/>
    <style:font-face style:name="Bitstream Charter" svg:font-family="'Bitstream Charter'" style:font-family-generic="roman" style:font-pitch="variable"/>
    <style:font-face style:name="Calibri" svg:font-family="Calibri"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Menlo Regular" svg:font-family="'Menlo Regular'"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Times New Roman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letter-kerning="true" style:font-name-asian="Times New Roman1"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auto-update="true" style:default-outline-level="1" style:list-style-name="" style:class="text">
      <style:paragraph-properties fo:margin-top="0.423cm" fo:margin-bottom="0.106cm" loext:contextual-spacing="false" fo:text-align="justify" style:justify-single-word="false" fo:padding-left="0cm" fo:padding-right="0cm" fo:padding-top="0cm" fo:padding-bottom="0.035cm" fo:border-left="none" fo:border-right="none" fo:border-top="none" fo:border-bottom="0.51pt solid #00000a" fo:keep-with-next="always">
        <style:tab-stops>
          <style:tab-stop style:position="0.751cm"/>
        </style:tab-stops>
      </style:paragraph-properties>
      <style:text-properties fo:font-size="14pt" fo:font-weight="bold" style:letter-kerning="true" style:font-size-asian="14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default-outline-level="2" style:class="text">
      <style:paragraph-properties fo:margin-left="0cm" fo:margin-right="0cm" fo:margin-top="0.353cm" fo:margin-bottom="0.106cm" loext:contextual-spacing="false" fo:keep-together="always" fo:text-indent="0cm" style:auto-text-indent="false" fo:keep-with-next="always">
        <style:tab-stops>
          <style:tab-stop style:position="0.751cm"/>
        </style:tab-stops>
      </style:paragraph-properties>
      <style:text-properties fo:color="#000000" fo:font-weight="bold" style:font-name-asian="ＭＳ ゴシック" style:font-family-asian="'ＭＳ ゴシック'"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3" style:display-name="Heading 3" style:family="paragraph" style:parent-style-name="Standard" style:next-style-name="Standard" style:auto-update="true" style:class="text">
      <style:paragraph-properties fo:margin-top="0.423cm" fo:margin-bottom="0.106cm" loext:contextual-spacing="false" fo:text-align="justify" style:justify-single-word="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Choix" style:family="paragraph" style:parent-style-name="Standard" style:default-outline-level="">
      <style:paragraph-properties fo:margin-left="1.27cm" fo:margin-right="0cm" fo:keep-together="always" fo:text-indent="0cm" style:auto-text-indent="false"/>
      <style:text-properties style:font-name-complex="Menlo Regular" style:font-family-complex="'Menlo Regular'" style:font-family-generic-complex="system" style:font-pitch-complex="variable"/>
    </style:style>
    <style:style style:name="quiz-intitule" style:family="paragraph" style:parent-style-name="Standard" style:default-outline-level="">
      <style:paragraph-properties fo:margin-top="0.494cm" fo:margin-bottom="0.494cm" loext:contextual-spacing="false"/>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Title" style:family="paragraph" style:parent-style-name="Standard" style:next-style-name="Standard" style:default-outline-level="" style:class="chapter">
      <style:paragraph-properties fo:margin-top="0cm" fo:margin-bottom="0.529cm" loext:contextual-spacing="true"/>
      <style:text-properties fo:color="#000000" fo:font-size="20pt" fo:letter-spacing="0.009cm" style:letter-kerning="true" style:font-name-asian="ＭＳ ゴシック" style:font-family-asian="'ＭＳ ゴシック'" style:font-family-generic-asian="system" style:font-pitch-asian="variable" style:font-size-asian="20pt" style:font-name-complex="Times New Roman1" style:font-family-complex="'Times New Roman'" style:font-family-generic-complex="system" style:font-pitch-complex="variable" style:font-size-complex="2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letter-spacing="0.026cm" fo:font-style="italic" style:font-name-asian="ＭＳ ゴシック" style:font-family-asian="'ＭＳ ゴシック'"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fo:font-family="Times" style:font-family-generic="roman" style:font-pitch="variable" fo:font-size="10pt" style:font-size-asian="10pt" style:font-size-complex="10pt"/>
    </style:style>
    <style:style style:name="code" style:family="paragraph" style:parent-style-name="HTML_20_Preformatted" style:default-outline-level="">
      <style:paragraph-properties fo:margin-top="0.212cm" fo:margin-bottom="0.212cm" loext:contextual-spacing="false"/>
      <style:text-properties style:font-name="Courier" fo:font-family="Courier" style:font-family-generic="roman" style:font-pitch="variable" style:font-name-complex="Courier1" style:font-family-complex="Courier" style:font-family-generic-complex="system" style:font-pitch-complex="variable"/>
    </style:style>
    <style:style style:name="Header" style:family="paragraph" style:parent-style-name="Standard" style:default-outline-level="" style:class="extra">
      <style:paragraph-properties>
        <style:tab-stops>
          <style:tab-stop style:position="8.296cm" style:type="center"/>
          <style:tab-stop style:position="16.591cm" style:type="right"/>
        </style:tab-stops>
      </style:paragraph-properties>
    </style:style>
    <style:style style:name="Nom_20_prenom" style:display-name="Nom prenom" style:family="paragraph" style:parent-style-name="Title" style:default-outline-level="">
      <style:paragraph-properties fo:margin-top="0cm" fo:margin-bottom="0.212cm" loext:contextual-spacing="true" fo:padding-left="0cm" fo:padding-right="0cm" fo:padding-top="0cm" fo:padding-bottom="0.035cm" fo:border-left="none" fo:border-right="none" fo:border-top="none" fo:border-bottom="0.99pt solid #00000a"/>
      <style:text-properties fo:font-size="14pt" style:font-size-asian="14pt"/>
    </style:style>
    <style:style style:name="Bon_20_Choix" style:display-name="Bon Choix" style:family="paragraph" style:parent-style-name="Choix" style:default-outline-level="">
      <style:paragraph-properties fo:margin-left="1.251cm" fo:margin-right="0cm" fo:text-indent="0cm" style:auto-text-indent="false"/>
    </style:style>
    <style:style style:name="Explications" style:family="paragraph" style:parent-style-name="Standard" style:default-outline-level="">
      <style:paragraph-properties fo:margin-top="0.212cm" fo:margin-bottom="0cm" loext:contextual-spacing="false"/>
      <style:text-properties fo:font-size="9pt" style:font-size-asian="9pt"/>
    </style:style>
    <style:style style:name="Frame_20_contents" style:display-name="Frame contents" style:family="paragraph" style:parent-style-name="Standard" style:class="extra"/>
    <style:style style:name="Quotations" style:family="paragraph" style:parent-style-name="Standard" style:class="html"/>
    <style:style style:name="Table_20_Contents" style:display-name="Table Contents" style:family="paragraph" style:parent-style-name="Standard" style:class="extra"/>
    <style:style style:name="Default_20_Paragraph_20_Font" style:display-name="Default Paragraph Font" style:family="text"/>
    <style:style style:name="Titre_20_2_20_Car" style:display-name="Titre 2 Car" style:family="text" style:parent-style-name="Default_20_Paragraph_20_Font">
      <style:text-properties fo:color="#000000" fo:font-size="12pt" fo:font-weight="bold" style:font-name-asian="ＭＳ ゴシック" style:font-family-asian="'ＭＳ ゴシック'"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HTML_20_préformaté_20_Car" style:display-name="HTML préformaté Car" style:family="text" style:parent-style-name="Default_20_Paragraph_20_Fon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Titre_20_Car" style:display-name="Titre Car" style:family="text" style:parent-style-name="Default_20_Paragraph_20_Font">
      <style:text-properties fo:color="#000000" fo:font-size="20pt" fo:letter-spacing="0.009cm" style:letter-kerning="true" style:font-name-asian="ＭＳ ゴシック" style:font-family-asian="'ＭＳ ゴシック'" style:font-family-generic-asian="system" style:font-pitch-asian="variable" style:font-size-asian="20pt" style:font-name-complex="Times New Roman1" style:font-family-complex="'Times New Roman'" style:font-family-generic-complex="system" style:font-pitch-complex="variable" style:font-size-complex="20pt"/>
    </style:style>
    <style:style style:name="Texte_20_de_20_bulles_20_Car" style:display-name="Texte de bulles C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Pied_20_de_20_page_20_Car" style:display-name="Pied de page C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Sous-titre_20_Car" style:display-name="Sous-titre Car" style:family="text" style:parent-style-name="Default_20_Paragraph_20_Font">
      <style:text-properties fo:color="#4f81bd"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En-tête_20_Car" style:display-name="En-tête Car" style:family="text" style:parent-style-name="Default_20_Paragraph_20_Font">
      <style:text-properties fo:font-size="12pt" style:font-size-asian="12pt"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1.27cm"/>
        </style:list-level-properties>
      </text:outline-level-style>
      <text:outline-level-style text:level="2" style:num-suffix=")" style:num-format="a" style:num-letter-sync="true">
        <style:list-level-properties text:list-level-position-and-space-mode="label-alignment">
          <style:list-level-label-alignment text:label-followed-by="listtab" fo:text-indent="-0.635cm" fo:margin-left="1.27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I">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a" style:num-letter-sync="true">
        <style:list-level-properties text:list-level-position-and-space-mode="label-alignment">
          <style:list-level-label-alignment text:label-followed-by="listtab"/>
        </style:list-level-properties>
      </text:list-level-style-number>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A" style:num-letter-sync="true">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a" style:num-letter-sync="true">
        <style:list-level-properties text:list-level-position-and-space-mode="label-alignment">
          <style:list-level-label-alignment text:label-followed-by="listtab"/>
        </style:list-level-properties>
      </text:list-level-style-number>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9.525cm" fo:text-indent="-0.635cm" fo:margin-left="9.525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format="I">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a" style:num-letter-sync="true">
        <style:list-level-properties text:list-level-position-and-space-mode="label-alignment">
          <style:list-level-label-alignment text:label-followed-by="listtab"/>
        </style:list-level-properties>
      </text:list-level-style-number>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format="A" style:num-letter-sync="true">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a" style:num-letter-sync="true">
        <style:list-level-properties text:list-level-position-and-space-mode="label-alignment">
          <style:list-level-label-alignment text:label-followed-by="listtab"/>
        </style:list-level-properties>
      </text:list-level-style-number>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0.885cm"/>
        </style:list-level-properties>
        <style:text-properties fo:font-family="Wingdings"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136cm"/>
        </style:list-level-properties>
        <style:text-properties fo:font-family="Wingdings"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423cm" loext:contextual-spacing="false" fo:text-align="justify" style:justify-single-word="false" fo:orphans="0" fo:widows="0">
        <style:tab-stops>
          <style:tab-stop style:position="10.001cm"/>
        </style:tab-stops>
      </style:paragraph-properties>
      <style:text-properties style:font-name="Bitstream Charter"/>
    </style:style>
    <style:style style:name="MP2" style:family="paragraph" style:parent-style-name="Header">
      <style:text-properties style:font-name="Bitstream Charter"/>
    </style:style>
    <style:style style:name="MP3" style:family="paragraph" style:parent-style-name="Footer">
      <style:paragraph-properties fo:margin-left="0cm" fo:margin-right="0.635cm" fo:text-indent="0cm" style:auto-text-indent="false"/>
    </style:style>
    <style:style style:name="MP4" style:family="paragraph" style:parent-style-name="Footer">
      <style:paragraph-properties fo:padding="0cm" fo:border="none"/>
    </style:style>
    <style:style style:name="MT1" style:family="text">
      <style:text-properties style:font-name="Georgia" fo:font-size="8pt" officeooo:rsid="001c6949" style:font-size-asian="8pt" style:font-name-complex="Times1" style:font-size-complex="8pt"/>
    </style:style>
    <style:style style:name="MT2" style:family="text">
      <style:text-properties style:font-name="Georgia" fo:font-size="8pt" style:font-size-asian="8pt" style:font-name-complex="Times1" style:font-size-complex="8pt"/>
    </style:style>
    <style:style style:name="MT3" style:family="text">
      <style:text-properties style:font-name="Georgia" fo:font-size="8pt" officeooo:rsid="001b775a" style:font-size-asian="8pt" style:font-name-complex="Times1" style:font-size-complex="8pt"/>
    </style:style>
    <style:style style:name="MT4" style:family="text">
      <style:text-properties style:font-name="Georgia" fo:font-size="8pt" officeooo:rsid="002f5892" style:font-size-asian="8pt" style:font-name-complex="Times1" style:font-size-complex="8pt"/>
    </style:style>
    <style:style style:name="MT5" style:family="text">
      <style:text-properties fo:font-size="8pt" officeooo:rsid="001b775a" style:font-size-asian="8pt" style:font-name-complex="Times1" style:font-size-complex="8pt"/>
    </style:style>
    <style:style style:name="MT6" style:family="text"/>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501cm" fo:margin-bottom="1.251cm" fo:margin-left="1.752cm" fo:margin-right="1.998cm" style:writing-mode="lr-tb" style:layout-grid-color="#c0c0c0" style:layout-grid-lines="43"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101cm" fo:margin-left="0cm" fo:margin-right="0cm" fo:margin-bottom="0cm" style:dynamic-spacing="true"/>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text:span text:style-name="MT1">UGA</text:span><text:span text:style-name="MT2"> - IUT2 <text:tab/> <text:s text:c="12"/>Département informatique DUT </text:span><text:span text:style-name="MT3">S3D</text:span><text:span text:style-name="MT2"> – 201</text:span><text:span text:style-name="MT4">7</text:span><text:span text:style-name="MT2">/201</text:span><text:span text:style-name="MT4">8</text:span><text:span text:style-name="MT5"><text:line-break/></text:span></text:p>
        <text:p text:style-name="MP2"/>
      </style:header>
      <style:footer>
        <text:p text:style-name="MP3"><draw:frame draw:style-name="Mfr1" draw:name="Cadre1" text:anchor-type="paragraph" svg:y="0.002cm" draw:z-index="1"><draw:text-box fo:min-height="0.041cm" fo:min-width="0.041cm"><text:p text:style-name="MP4"><text:span text:style-name="page_20_number"/></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3</dc:title>
    <meta:initial-creator>culet</meta:initial-creator>
    <meta:editing-cycles>55</meta:editing-cycles>
    <meta:print-date>2013-06-10T20:56:00</meta:print-date>
    <meta:creation-date>2014-05-01T02:53:00</meta:creation-date>
    <dc:date>2018-03-27T18:17:46.737476908</dc:date>
    <meta:editing-duration>PT13H58M51S</meta:editing-duration>
    <meta:generator>LibreOffice/5.2.7.2$Linux_X86_64 LibreOffice_project/20m0$Build-2</meta:generator>
    <meta:document-statistic meta:table-count="0" meta:image-count="0" meta:object-count="0" meta:page-count="2" meta:paragraph-count="32" meta:word-count="398" meta:character-count="2430" meta:non-whitespace-character-count="2060"/>
    <meta:user-defined meta:name="AppVersion">14.0000</meta:user-defined>
    <meta:user-defined meta:name="Company">upmf</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